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Client</text:p>
          </table:table-cell>
          <table:table-cell table:style-name="ce0" office:value-type="string">
            <text:p>Secteur</text:p>
          </table:table-cell>
          <table:table-cell table:style-name="ce0" office:value-type="string">
            <text:p>Représentant</text:p>
          </table:table-cell>
          <table:table-cell table:style-name="ce0" office:value-type="string">
            <text:p>Date de visite</text:p>
          </table:table-cell>
          <table:table-cell table:style-name="ce0" office:value-type="string">
            <text:p>Nombre de projet</text:p>
          </table:table-cell>
          <table:table-cell table:style-name="ce0" office:value-type="string">
            <text:p>Catégorie</text:p>
          </table:table-cell>
          <table:table-cell table:style-name="ce0" office:value-type="string">
            <text:p>Observation</text:p>
          </table:table-cell>
          <table:table-cell table:style-name="ce0" office:value-type="string">
            <text:p>Date de relance</text:p>
          </table:table-cell>
          <table:table-cell table:style-name="ce0" office:value-type="string">
            <text:p>Nombre de reprise</text:p>
          </table:table-cell>
          <table:table-cell table:style-name="ce0" office:value-type="string">
            <text:p>Reprise</text:p>
          </table:table-cell>
          <table:table-cell table:style-name="ce0" office:value-type="string">
            <text:p>Photo reprise</text:p>
          </table:table-cell>
          <table:table-cell table:style-name="ce0" office:value-type="string">
            <text:p>Fiche expertise</text:p>
          </table:table-cell>
          <table:table-cell table:number-columns-repeated="101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illau</text:p>
          </table:table-cell>
          <table:table-cell table:style-name="ce0" office:value-type="string">
            <text:p>Florian</text:p>
          </table:table-cell>
          <table:table-cell table:style-name="ce0" office:value-type="string">
            <text:p>2024-05-30</text:p>
          </table:table-cell>
          <table:table-cell table:style-name="ce0" office:value-type="float" office:value="1">
            <text:p>1</text:p>
          </table:table-cell>
          <table:table-cell table:style-name="ce0" office:value-type="string">
            <text:p>Fenaison</text:p>
          </table:table-cell>
          <table:table-cell table:style-name="ce0" office:value-type="string">
            <text:p>rienn</text:p>
          </table:table-cell>
          <table:table-cell table:style-name="ce0" office:value-type="string">
            <text:p>2024-08-01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tracteur </text:p>
          </table:table-cell>
          <table:table-cell table:style-name="ce0" table:formula="of:=HYPERLINK(&quot;uploads/Capture d’écran (1).png&quot;; &quot;Voir&quot;)" office:value-type="string" office:value="Voir">
            <text:p>Voir</text:p>
          </table:table-cell>
          <table:table-cell table:style-name="ce0" table:formula="of:=HYPERLINK(&quot;uploads/Capture d'écran 2024-03-12 161840.png&quot;; &quot;Voir&quot;)" office:value-type="string" office:value="Voir">
            <text:p>Voir</text:p>
          </table:table-cell>
          <table:table-cell table:number-columns-repeated="1012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Fenaison</text:p>
          </table:table-cell>
          <table:table-cell table:style-name="ce0" office:value-type="string">
            <text:p>rienn</text:p>
          </table:table-cell>
          <table:table-cell table:style-name="ce0" office:value-type="string">
            <text:p>2024-08-01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Sol</text:p>
          </table:table-cell>
          <table:table-cell table:style-name="ce0" table:formula="of:=HYPERLINK(&quot;uploads/Capture d'écran 2024-03-12 161840.png&quot;; &quot;Voir&quot;)" office:value-type="string" office:value="Voir">
            <text:p>Voir</text:p>
          </table:table-cell>
          <table:table-cell table:style-name="ce0" table:formula="of:=HYPERLINK(&quot;uploads/Capture d'écran 2024-03-12 100110.png&quot;; &quot;Voir&quot;)" office:value-type="string" office:value="Voir">
            <text:p>Voir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5-30T09:20:08+00:00</meta:creation-date>
    <dc:date>2024-05-30T09:20:08+00:00</dc:date>
    <dc:title>Untitled Spreadsheet</dc:title>
    <dc:description/>
    <dc:subject/>
    <meta:keyword/>
    <meta:user-defined meta:name="Company"/>
    <meta:user-defined meta:name="category"/>
  </office:meta>
</office:document-meta>
</file>